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1f5b"/>
    </style:style>
    <style:style style:name="P2" style:family="paragraph" style:parent-style-name="Standard">
      <style:text-properties officeooo:paragraph-rsid="001f1d1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1d12" style:font-style-asian="italic" style:font-style-complex="italic"/>
    </style:style>
    <style:style style:name="T3" style:family="text">
      <style:text-properties officeooo:rsid="001f1d12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tyle="italic" style:font-style-asian="italic" style:font-style-complex="italic"/>
    </style:style>
    <style:style style:name="T6" style:family="text">
      <style:text-properties style:font-name="Liberation Serif" fo:font-style="italic" officeooo:rsid="001f1d12" style:font-style-asian="italic" style:font-style-complex="italic"/>
    </style:style>
    <style:style style:name="T7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Liberation Serif" fo:font-style="italic" fo:font-weight="bold" officeooo:rsid="001f1d12" style:font-style-asian="italic" style:font-weight-asian="bold" style:font-style-complex="italic" style:font-weight-complex="bold"/>
    </style:style>
    <style:style style:name="T9" style:family="text">
      <style:text-properties style:font-name="Liberation Serif" officeooo:rsid="001f1d12"/>
    </style:style>
    <style:style style:name="T10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Liberation Serif" fo:font-style="normal" fo:font-weight="bold" officeooo:rsid="001f1d12" style:font-style-asian="normal" style:font-weight-asian="bold" style:font-style-complex="normal" style:font-weight-complex="bold"/>
    </style:style>
    <style:style style:name="T12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fo:font-weight="normal" officeooo:rsid="001f1d12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Bold"><text:span text:style-name="T1">Regras de negócio</text:span></text:span></text:p>
      <text:p text:style-name="P1"/>
      <text:p text:style-name="P1"><text:span text:style-name="Bold">RN</text:span><text:span text:style-name="Bold"><text:span text:style-name="T3">{NN}</text:span></text:span><text:span text:style-name="Bold"> - &lt;</text:span><text:span text:style-name="Bold"><text:span text:style-name="T2">Nome da regra</text:span></text:span><text:span text:style-name="Bold">&gt;</text:span></text:p>
      <text:p text:style-name="P2"><text:span text:style-name="Bold">&lt;</text:span><text:span text:style-name="Bold"><text:span text:style-name="T12">{</text:span></text:span><text:span text:style-name="Bold"><text:span text:style-name="T13">N</text:span></text:span><text:span text:style-name="T12">N}</text:span><text:span text:style-name="T4"> deve ser substituído por números sequenciais. </text:span><text:span text:style-name="T9">Aqui deve-se descrever detalhadamente as regras que vão reger o comportamento da HU. Pode-se usar textos livres, listagens, subitens etc. Em fim, tudo que for necessário para garantir que a HU se comporta de acordo com as regras que foram definidas pelos usuários ou por entidades externas ao “mundo do usuário” que definiu a HU.</text:span><text:span text:style-name="Bold">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old" style:family="text">
      <style:text-properties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8T12:12:45.414000000</meta:creation-date>
    <dc:date>2025-12-08T13:43:17.252000000</dc:date>
    <meta:editing-duration>PT5M48S</meta:editing-duration>
    <meta:editing-cycles>4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3" meta:word-count="70" meta:character-count="423" meta:non-whitespace-character-count="356"/>
  </office:meta>
</office:document-meta>
</file>